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nsolas" fo:font-size="13.5pt" officeooo:rsid="0011179b" officeooo:paragraph-rsid="00191f3b" style:font-size-asian="13.5pt" style:font-size-complex="13.5pt"/>
    </style:style>
    <style:style style:name="P2" style:family="paragraph" style:parent-style-name="Standard">
      <style:paragraph-properties fo:text-align="justify" style:justify-single-word="false"/>
      <style:text-properties style:font-name="Consolas" fo:font-size="13.5pt" officeooo:rsid="0012c5d8" officeooo:paragraph-rsid="00191f3b" style:font-size-asian="13.5pt" style:font-size-complex="13.5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3.5pt" officeooo:rsid="001279bd" officeooo:paragraph-rsid="001279bd" style:font-size-asian="13.5pt" style:font-size-complex="13.5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3.5pt" officeooo:rsid="0013376b" officeooo:paragraph-rsid="0013376b" style:font-size-asian="13.5pt" style:font-size-complex="13.5pt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3.5pt" officeooo:rsid="00069082" officeooo:paragraph-rsid="00168fe7" style:font-size-asian="13.5pt" style:font-size-complex="13.5pt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3.5pt" officeooo:rsid="00191f3b" officeooo:paragraph-rsid="00191f3b" style:font-size-asian="13.5pt" style:font-size-complex="13.5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3.5pt" fo:font-weight="normal" officeooo:rsid="00183240" officeooo:paragraph-rsid="00183240" style:font-size-asian="11.8000001907349pt" style:font-weight-asian="normal" style:font-size-complex="13.5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7pt" fo:font-weight="bold" officeooo:rsid="0011179b" officeooo:paragraph-rsid="00191f3b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17pt" fo:font-weight="bold" officeooo:rsid="0017ba80" officeooo:paragraph-rsid="00183240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nsolas" fo:font-size="17pt" fo:font-weight="bold" officeooo:rsid="00198480" officeooo:paragraph-rsid="00198480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3376b" officeooo:paragraph-rsid="0014dca0"/>
    </style:style>
    <style:style style:name="P12" style:family="paragraph" style:parent-style-name="Standard">
      <style:paragraph-properties fo:text-align="justify" style:justify-single-word="false"/>
      <style:text-properties officeooo:rsid="0014dca0" officeooo:paragraph-rsid="0014dca0"/>
    </style:style>
    <style:style style:name="P13" style:family="paragraph" style:parent-style-name="Standard">
      <style:paragraph-properties fo:text-align="justify" style:justify-single-word="false"/>
      <style:text-properties officeooo:rsid="0014feb7" officeooo:paragraph-rsid="0014feb7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3376b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onsolas" fo:font-size="13.5pt" officeooo:rsid="000397d0" officeooo:paragraph-rsid="0013376b" style:font-size-asian="13.5pt" style:font-size-complex="13.5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3.5pt" officeooo:rsid="0014dca0" officeooo:paragraph-rsid="0014dca0" style:font-size-asian="13.5pt" style:font-size-complex="13.5pt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onsolas" fo:font-size="13.5pt" officeooo:rsid="00069082" officeooo:paragraph-rsid="00168fe7" style:font-size-asian="13.5pt" style:font-size-complex="13.5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3.5pt" fo:font-style="italic" fo:font-weight="bold" officeooo:rsid="001b1eb5" officeooo:paragraph-rsid="001b1eb5" style:font-size-asian="11.8000001907349pt" style:font-style-asian="italic" style:font-weight-asian="bold" style:font-size-complex="13.5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nsolas" fo:font-size="17pt" fo:font-weight="bold" officeooo:rsid="00198480" officeooo:paragraph-rsid="00198480" style:font-size-asian="17pt" style:font-weight-asian="bold" style:font-size-complex="17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3376b" officeooo:paragraph-rsid="0013376b"/>
    </style:style>
    <style:style style:name="T1" style:family="text">
      <style:text-properties style:font-name="Consolas" fo:font-size="13.5pt" style:font-size-asian="13.5pt" style:font-size-complex="13.5pt"/>
    </style:style>
    <style:style style:name="T2" style:family="text">
      <style:text-properties style:font-name="Consolas" fo:font-size="13.5pt" officeooo:rsid="000397d0" style:font-size-asian="13.5pt" style:font-size-complex="13.5pt"/>
    </style:style>
    <style:style style:name="T3" style:family="text">
      <style:text-properties style:font-name="Consolas" fo:font-size="13.5pt" officeooo:rsid="0013376b" style:font-size-asian="13.5pt" style:font-size-complex="13.5pt"/>
    </style:style>
    <style:style style:name="T4" style:family="text">
      <style:text-properties style:font-name="Consolas" fo:font-size="13.5pt" officeooo:rsid="0014dca0" style:font-size-asian="13.5pt" style:font-size-complex="13.5pt"/>
    </style:style>
    <style:style style:name="T5" style:family="text">
      <style:text-properties style:font-name="Consolas" fo:font-size="13.5pt" officeooo:rsid="0014b156" style:font-size-asian="13.5pt" style:font-size-complex="13.5pt"/>
    </style:style>
    <style:style style:name="T6" style:family="text">
      <style:text-properties style:font-name="Consolas" fo:font-size="13.5pt" officeooo:rsid="00168fe7" style:font-size-asian="13.5pt" style:font-size-complex="13.5pt"/>
    </style:style>
    <style:style style:name="T7" style:family="text">
      <style:text-properties officeooo:rsid="0012c5d8"/>
    </style:style>
    <style:style style:name="T8" style:family="text">
      <style:text-properties officeooo:rsid="0017ba80"/>
    </style:style>
    <style:style style:name="T9" style:family="text">
      <style:text-properties officeooo:rsid="0013376b"/>
    </style:style>
    <style:style style:name="T10" style:family="text">
      <style:text-properties officeooo:rsid="00168fe7"/>
    </style:style>
    <style:style style:name="T11" style:family="text">
      <style:text-properties officeooo:rsid="0006f568"/>
    </style:style>
    <style:style style:name="T12" style:family="text">
      <style:text-properties officeooo:rsid="00183240"/>
    </style:style>
    <style:style style:name="T13" style:family="text">
      <style:text-properties officeooo:rsid="00191f3b"/>
    </style:style>
    <style:style style:name="T14" style:family="text">
      <style:text-properties officeooo:rsid="001b61e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[полностью переработанное ТЗ от <text:span text:style-name="T14">3</text:span> января]</text:p>
      <text:p text:style-name="P10"/>
      <text:p text:style-name="P10">Геймплей</text:p>
      <text:p text:style-name="P3">Жанр игры – bullet hell. Вид на уровень – сверху. Герой может двигаться по горизонтали, вертикали и диагонали. Управление осуществляется стрелками, мышь не задействована.</text:p>
      <text:p text:style-name="P3">Игра состоит из четырёх уровней. Каждый уровень разделён на две части. </text:p>
      <text:p text:style-name="P3"/>
      <text:p text:style-name="P3">Первая часть – система коридоров и комнат, в <text:span text:style-name="T9">которых расположены враги.</text:span></text:p>
      <text:p text:style-name="P4">Враги бывают трёх видов:</text:p>
      <text:list xml:id="list2401562515" text:style-name="L1">
        <text:list-item>
          <text:p text:style-name="P15">Ближнего боя. Ходят по некоторой заранее определённой траектории, наносят урон при соприкосновении с героем.</text:p>
        </text:list-item>
        <text:list-item>
          <text:p text:style-name="P14"><text:span text:style-name="T2">Дальнего боя. Стоят на месте и периодически стреляют либо по заранее определённым траекториям, либо в случайном направлении. <text:s/>Наносят урон при соприкосновении героя со снарядом </text:span><text:span text:style-name="T3">либо с самим врагом</text:span><text:span text:style-name="T2">.</text:span></text:p>
        </text:list-item>
        <text:list-item>
          <text:p text:style-name="P20"><text:span text:style-name="T2">П</text:span><text:span text:style-name="T1">ериодического урона. Выделенные области, при нахождении которых у героя будет расходоваться либо защитный заряд, либо жизни, если заряда нет.</text:span></text:p>
        </text:list-item>
      </text:list>
      <text:p text:style-name="P11"><text:span text:style-name="T1">В начале каждого уровня у героя 4 жизни. Их число уменьшается на единицу при столкновении с врагом </text:span><text:span text:style-name="T4">или при нахождении в области периодического урона без защиты. Защитный заряд позволяет безопасно находиться в этих областях в течение некоторого времени, но при этом он уменьшается при нахождении в них. </text:span><text:span text:style-name="T5">Когда жизни кончаются, герой умирает, и уровень начинается заново.</text:span></text:p>
      <text:p text:style-name="P12"><text:span text:style-name="T5">Ц</text:span><text:span text:style-name="T1">ель первой части уровня – собрать все ключи (четыре на уровне) от комнаты с боссом. Ключи расположены в разных частях уровня.</text:span></text:p>
      <text:p text:style-name="P16"/>
      <text:p text:style-name="P13"><text:span text:style-name="T1">Вторая часть – комната с боссом. </text:span><text:span text:style-name="T6">Бой с боссом состоит из двух сменяющих друг друга фаз:</text:span></text:p>
      <text:list xml:id="list2084112006" text:style-name="L2">
        <text:list-item>
          <text:p text:style-name="P17">Фаза защиты (босс атакует героя). Bullet hell. <text:span text:style-name="T10">Босс стреляет в разные стороны в заранее заданных либо случайных направлениях.</text:span></text:p>
        </text:list-item>
        <text:list-item>
          <text:p text:style-name="P17"><text:span text:style-name="T10">Фаза атаки (герой атакует босса). </text:span><text:span text:style-name="T11">Игроку даётся </text:span><text:span text:style-name="T10">строка из</text:span><text:span text:style-name="T11"> текста и время (около 15 секунд). Нужно набрать этот текст как можно быстрее. </text:span><text:span text:style-name="T10">Каждая правильно введённая буква наносит урон боссу. Если игрок не успевает ввести строку до конца за обозначенное время, </text:span><text:span text:style-name="T12">после атаки со стороны босса ему придётся её дописать.</text:span></text:p>
        </text:list-item>
      </text:list>
      <text:p text:style-name="P5"/>
      <text:p text:style-name="P5"/>
      <text:p text:style-name="P5"><text:soft-page-break/></text:p>
      <text:p text:style-name="P5"/>
      <text:p text:style-name="P9">Счёт</text:p>
      <text:p text:style-name="P7">Счёт за прохождение уровня зависит от затраченного времени и полученного урона. В начале уровня счёт равен какому-то максимальному значению (допустим, 500). За каждую секунду, проведённую на уровне, счёт уменьшается на единицу. При получении героем урона счёт уменьшается на 10%. Счёта за отдельные уровни суммируются; итоговый счёт заносится в таблицу результатов, хранящуюся в виде csv-файла.</text:p>
      <text:p text:style-name="P7"/>
      <text:p text:style-name="P8">Интерфейс</text:p>
      <text:p text:style-name="P1">Главное мен<text:span text:style-name="T7">ю состоит из наименования игры, кнопки Начать </text:span><text:span text:style-name="T13">и</text:span><text:span text:style-name="T7"> </text:span><text:span text:style-name="T8">кнопки просмотра рекордов</text:span><text:span text:style-name="T7">. </text:span></text:p>
      <text:p text:style-name="P2">Во время игры справа снизу <text:span text:style-name="T13">отображается кол-во жизней, число собранных ключей и текущий защитный заряд. При атаке босса текст для набора появляется по одному слову в середине экрана.</text:span></text:p>
      <text:p text:style-name="P6">Экран смерти состоит из фразы «Game Over» и предложения начать уровень заново.</text:p>
      <text:p text:style-name="P6">Сообщение об успешном прохождении уровня содержит поздравление, счёт за этот уровень, суммарный счёт и предложение продолжить игру.</text:p>
      <text:p text:style-name="P6">Сообщение об успешном прохождении всей игры состоит из поздравления, итогового счёта и предложения вернуться в главное меню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2:50:06.710747818</meta:creation-date>
    <dc:date>2022-01-19T16:44:43.710523347</dc:date>
    <meta:editing-duration>PT16M19S</meta:editing-duration>
    <meta:editing-cycles>6</meta:editing-cycles>
    <meta:generator>LibreOffice/7.2.5.2.0$Linux_X86_64 LibreOffice_project/20$Build-2</meta:generator>
    <meta:document-statistic meta:table-count="0" meta:image-count="0" meta:object-count="0" meta:page-count="2" meta:paragraph-count="22" meta:word-count="420" meta:character-count="2863" meta:non-whitespace-character-count="2462"/>
  </office:meta>
</office:document-meta>
</file>